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2.1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10.83mm" fo:break-before="auto" style:use-optimal-row-height="false"/>
    </style:style>
    <style:style style:name="ro1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66ff66"/>
      <style:text-properties fo:color="#111111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35mm" fo:padding-left="0mm" fo:padding-right="0.35mm" fo:padding-top="0.35mm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ORK</text:p>
          </table:table-cell>
          <table:table-cell table:style-name="ce1" office:value-type="string" calcext:value-type="string">
            <text:p>BREAKTHROUGH</text:p>
          </table:table-cell>
        </table:table-row>
        <table:table-row table:style-name="ro3">
          <table:table-cell/>
          <table:table-cell office:value-type="string" calcext:value-type="string">
            <text:p>April 3rd 2017</text:p>
          </table:table-cell>
          <table:table-cell table:style-name="ce5" office:value-type="string" calcext:value-type="string">
            <text:p>IOT plan to work on connection oriented data write and read </text:p>
          </table:table-cell>
          <table:table-cell office:value-type="string" calcext:value-type="string">
            <text:p>ctl+enter for newlin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moved BOOST error or Whenever removed “Out” folder by manually</text:p>
          </table:table-cell>
          <table:table-cell table:style-name="ce5" office:value-type="string" calcext:value-type="string">
            <text:p>“scons -c”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ted script file to scons and run ./m.bat and ./r.b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extern” keyword is used to link any variable throught the scope of the application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XPLANNER LOGINhttp://192.168.4.7:8899/xplanner-plus/do/login</text:p>
          </table:table-cell>
          <table:table-cell office:value-type="string" calcext:value-type="string">
            <text:p>user_name: pujalashPassword: <text:s/>ashok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6">
          <table:table-cell/>
          <table:table-cell office:value-type="string" calcext:value-type="string">
            <text:p>APRIL 4th 2017</text:p>
          </table:table-cell>
          <table:table-cell office:value-type="string" calcext:value-type="string">
            <text:p>ADDED filter functions to Detect duplicate address and avoid them...,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7">
          <table:table-cell/>
          <table:table-cell office:value-type="string" calcext:value-type="string">
            <text:p>April 5th 2017</text:p>
          </table:table-cell>
          <table:table-cell table:style-name="ce6" office:value-type="string" calcext:value-type="string">
            <text:p>Made IOT application to detect BLE devices only by modifying “setdiscoveryfilter” by Modifying the transport type in the parameters it is using...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table:number-columns-repeated="4"/>
        </table:table-row>
        <table:table-row table:style-name="ro8">
          <table:table-cell/>
          <table:table-cell office:value-type="string" calcext:value-type="string">
            <text:p>April 6th 2017</text:p>
          </table:table-cell>
          <table:table-cell office:value-type="string" calcext:value-type="string">
            <text:p>Worked on Non-IOTivity ble characteristic table forming and optimising the performance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April 7th 2017</text:p>
          </table:table-cell>
          <table:table-cell office:value-type="string" calcext:value-type="string">
            <text:p>Working on demo illustration setup to present..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Got comment from the manager, about maintaining coding standards as i am not</text:p>
            <text:p>Maintaining those standards...</text:p>
          </table:table-cell>
          <table:table-cell office:value-type="string" calcext:value-type="string">
            <text:p>Postponed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1">
          <table:table-cell/>
          <table:table-cell table:style-name="ce3" office:value-type="string" calcext:value-type="string">
            <text:p>April 10<text:span text:style-name="T1">th</text:span> 2017</text:p>
          </table:table-cell>
          <table:table-cell office:value-type="string" calcext:value-type="string">
            <text:p>Working on maintainig coding standards from the book mailed by manager</text:p>
          </table:table-cell>
          <table:table-cell office:value-type="string" calcext:value-type="string">
            <text:p>done 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working on Sensor Tag Detection in the raspberry</text:p>
          </table:table-cell>
          <table:table-cell office:value-type="string" calcext:value-type="string">
            <text:p>Need Cold restart for raspberry for detection of every devic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2">
          <table:table-cell/>
          <table:table-cell office:value-type="string" calcext:value-type="string">
            <text:p>April 24<text:span text:style-name="T1">th</text:span> 2017</text:p>
          </table:table-cell>
          <table:table-cell office:value-type="string" calcext:value-type="string">
            <text:p>Push working code of DM into GIT repository with standard coding of DM excluding </text:p>
            <text:p>Non-iotivity.c file with Get, Put Working( Bug fixed code 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mplementing TERMINATE Feature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April 26<text:span text:style-name="T1">th</text:span> 2017</text:p>
          </table:table-cell>
          <table:table-cell office:value-type="string" calcext:value-type="string">
            <text:p>Sync among GET, PUT, OBSERVE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Bus error 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3">
          <table:table-cell/>
          <table:table-cell table:style-name="ce3" office:value-type="string" calcext:value-type="string">
            <text:p><text:span text:style-name="T2">April 26</text:span><text:span text:style-name="T3">th</text:span><text:span text:style-name="T2"> 2017</text:span></text:p>
          </table:table-cell>
          <table:table-cell office:value-type="string" calcext:value-type="string">
            <text:p>STILL Bus Err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0:41:09.496798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4:59:45.662697273</dc:date>
    <meta:editing-duration>PT5H4M56S</meta:editing-duration>
    <meta:editing-cycles>9</meta:editing-cycles>
    <meta:generator>LibreOffice/5.1.6.2$Linux_X86_64 LibreOffice_project/10m0$Build-2</meta:generator>
    <meta:document-statistic meta:table-count="1" meta:cell-count="39" meta:object-count="0"/>
  </office:meta>
</office:document-meta>
</file>